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87C05127A4C29124.png" manifest:media-type="image/png"/>
  <manifest:file-entry manifest:full-path="Pictures/100000000000042C000000DD7FDE0BE4DB92F9A3.png" manifest:media-type="image/png"/>
  <manifest:file-entry manifest:full-path="Pictures/10000000000001A9000003525683F991649DB56F.jpg" manifest:media-type="image/jpeg"/>
  <manifest:file-entry manifest:full-path="Pictures/10000000000001A60000035566D8D6E58E902F2A.jpg" manifest:media-type="image/jpeg"/>
  <manifest:file-entry manifest:full-path="Pictures/1000000000000436000001F7C16AEB0AAC47D2F8.png" manifest:media-type="image/png"/>
  <manifest:file-entry manifest:full-path="Pictures/100000000000018800000308113E4946D8D0E249.jpg" manifest:media-type="image/jpeg"/>
  <manifest:file-entry manifest:full-path="Pictures/10000201000001100000022B57B803305ED34D89.png" manifest:media-type="image/png"/>
  <manifest:file-entry manifest:full-path="Pictures/1000000000000150000002A53AE9C5EE1E952BCA.png" manifest:media-type="image/png"/>
  <manifest:file-entry manifest:full-path="Pictures/100000000000019F000003554EA167FBF589DCCC.jpg" manifest:media-type="image/jpeg"/>
  <manifest:file-entry manifest:full-path="Pictures/1000000000000154000002A966C3D78B8EE6FAA9.png" manifest:media-type="image/png"/>
  <manifest:file-entry manifest:full-path="Pictures/1000000000000154000002A93E338735D765CD88.png" manifest:media-type="image/png"/>
  <manifest:file-entry manifest:full-path="Pictures/1000000000000153000002AB6AC4AF8859CC5B1E.png" manifest:media-type="image/png"/>
  <manifest:file-entry manifest:full-path="Pictures/10000000000001AA00000353017065ADADA6CA5B.jpg" manifest:media-type="image/jpeg"/>
  <manifest:file-entry manifest:full-path="Pictures/10000000000001A5000003537938ADF6C5B208A2.jpg" manifest:media-type="image/jpeg"/>
  <manifest:file-entry manifest:full-path="Pictures/1000000000000151000002A62552A6B469192557.png" manifest:media-type="image/png"/>
  <manifest:file-entry manifest:full-path="Pictures/1000000000000216000001A59EFF5147BD82C4DB.png" manifest:media-type="image/png"/>
  <manifest:file-entry manifest:full-path="Pictures/10000000000003AE0000025934F4281EC44D13E7.png" manifest:media-type="image/png"/>
  <manifest:file-entry manifest:full-path="Pictures/100000000000022B000000CBE800503A7D7BEEAB.png" manifest:media-type="image/png"/>
  <manifest:file-entry manifest:full-path="Pictures/10000000000003630000017EB7D449A8E821D486.png" manifest:media-type="image/png"/>
  <manifest:file-entry manifest:full-path="Pictures/10000000000003E00000011B5CF885842CBDDC11.png" manifest:media-type="image/png"/>
  <manifest:file-entry manifest:full-path="Pictures/1000000000000365000001E18392AF3077C1FCD3.png" manifest:media-type="image/png"/>
  <manifest:file-entry manifest:full-path="Pictures/1000000000000324000001F6E3177D29B63582F5.png" manifest:media-type="image/png"/>
  <manifest:file-entry manifest:full-path="Pictures/1000000000000359000001CDC185DE95451F388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69a2e" draw:fill="solid" draw:fill-color="#afd095" draw:textarea-horizontal-align="justify" draw:textarea-vertical-align="middle" draw:auto-grow-height="false" fo:min-height="1cm" fo:min-width="3.75cm"/>
      <style:paragraph-properties style:writing-mode="lr-tb"/>
    </style:style>
    <style:style style:name="gr3" style:family="graphic" style:parent-style-name="standard">
      <style:graphic-properties svg:stroke-width="0.1cm" svg:stroke-color="#069a2e" draw:marker-start="Puntas_20_de_20_flecha_20_1" draw:marker-start-width="0.4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069a2e" draw:fill="solid" draw:fill-color="#afd095" draw:textarea-horizontal-align="justify" draw:textarea-vertical-align="middle" draw:auto-grow-height="false" fo:min-height="1cm" fo:min-width="4cm"/>
      <style:paragraph-properties style:writing-mode="lr-tb"/>
    </style:style>
    <style:style style:name="gr5" style:family="graphic" style:parent-style-name="standard">
      <style:graphic-properties svg:stroke-color="#069a2e" draw:fill="solid" draw:fill-color="#afd095" draw:auto-grow-height="false" fo:min-height="4.666cm" fo:min-width="8.516cm" fo:wrap-option="no-wrap"/>
    </style:style>
    <style:style style:name="gr6" style:family="graphic" style:parent-style-name="standard">
      <style:graphic-properties svg:stroke-color="#069a2e" draw:fill="solid" draw:fill-color="#afd095" draw:auto-grow-height="false" fo:min-height="4.428cm" fo:min-width="8.528cm" fo:wrap-option="no-wrap"/>
    </style:style>
    <style:style style:name="gr7" style:family="graphic" style:parent-style-name="standard">
      <style:graphic-properties svg:stroke-color="#069a2e" draw:fill="bitmap" draw:fill-color="#dde8cb" draw:fill-image-name="_32_0_20_Percent" draw:opacity="50%" draw:textarea-horizontal-align="justify" draw:textarea-vertical-align="middle" draw:auto-grow-height="false" fo:min-height="1cm" fo:min-width="1.75cm"/>
      <style:paragraph-properties style:writing-mode="lr-tb"/>
    </style:style>
    <style:style style:name="gr8" style:family="graphic" style:parent-style-name="standard">
      <style:graphic-properties svg:stroke-color="#069a2e" draw:fill="bitmap" draw:fill-color="#dde8cb" draw:fill-image-name="_32_0_20_Percent" draw:opacity="50%" draw:textarea-horizontal-align="justify" draw:textarea-vertical-align="middle" draw:auto-grow-height="false" fo:min-height="1.75cm" fo:min-width="9.3cm"/>
      <style:paragraph-properties style:writing-mode="lr-tb"/>
    </style:style>
    <style:style style:name="gr9" style:family="graphic" style:parent-style-name="standard">
      <style:graphic-properties svg:stroke-color="#069a2e" draw:fill="solid" draw:fill-color="#afd095" draw:auto-grow-height="false" fo:min-height="1.741cm" fo:min-width="9.441cm" fo:wrap-option="no-wrap"/>
    </style:style>
    <style:style style:name="gr10" style:family="graphic" style:parent-style-name="standard" style:list-style-name="L1">
      <style:graphic-properties svg:stroke-color="#069a2e" svg:stroke-opacity="100%" draw:fill-color="#afd095" draw:textarea-horizontal-align="justify" draw:textarea-vertical-align="middle" draw:auto-grow-height="false" fo:min-height="0.751cm" fo:min-width="5.756cm"/>
      <style:paragraph-properties style:writing-mode="lr-tb"/>
    </style:style>
    <style:style style:name="gr11" style:family="graphic" style:parent-style-name="standard">
      <style:graphic-properties svg:stroke-color="#069a2e" svg:stroke-linecap="round" draw:fill="solid" draw:fill-color="#eeeeee" draw:textarea-horizontal-align="justify" draw:textarea-vertical-align="middle" draw:auto-grow-height="false" fo:min-height="0.5cm" fo:min-width="3.75cm"/>
      <style:paragraph-properties style:writing-mode="lr-tb"/>
    </style:style>
    <style:style style:name="gr1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69a2e" draw:fill="bitmap" draw:fill-color="#dde8cb" draw:fill-image-name="_32_0_20_Percent" draw:opacity="50%" draw:textarea-horizontal-align="justify" draw:textarea-vertical-align="middle" draw:auto-grow-height="false" fo:min-height="1.75cm" fo:min-width="10cm"/>
      <style:paragraph-properties style:writing-mode="lr-tb"/>
    </style:style>
    <style:style style:name="gr14" style:family="graphic" style:parent-style-name="standard">
      <style:graphic-properties svg:stroke-color="#069a2e" svg:stroke-linecap="round" draw:fill="solid" draw:fill-color="#eeeeee" draw:textarea-horizontal-align="justify" draw:textarea-vertical-align="middle" draw:auto-grow-height="false" fo:min-height="0.5cm" fo:min-width="4cm"/>
      <style:paragraph-properties style:writing-mode="lr-tb"/>
    </style:style>
    <style:style style:name="gr15" style:family="graphic" style:parent-style-name="standard">
      <style:graphic-properties svg:stroke-color="#069a2e" svg:stroke-linecap="round" draw:fill="solid" draw:fill-color="#eeeeee" draw:textarea-horizontal-align="justify" draw:textarea-vertical-align="middle" draw:auto-grow-height="false" fo:min-height="0.5cm" fo:min-width="4.5cm"/>
      <style:paragraph-properties style:writing-mode="lr-tb"/>
    </style:style>
    <style:style style:name="gr16" style:family="graphic" style:parent-style-name="standard">
      <style:graphic-properties svg:stroke-color="#069a2e" draw:fill="bitmap" draw:fill-color="#dde8cb" draw:fill-image-name="_32_0_20_Percent" draw:opacity="50%" draw:textarea-horizontal-align="justify" draw:textarea-vertical-align="middle" draw:auto-grow-height="false" fo:min-height="5cm" fo:min-width="9.75cm"/>
      <style:paragraph-properties style:writing-mode="lr-tb"/>
    </style:style>
    <style:style style:name="gr17" style:family="graphic" style:parent-style-name="standard">
      <style:graphic-properties svg:stroke-color="#069a2e" draw:fill="solid" draw:fill-color="#afd095" draw:auto-grow-height="false" fo:min-height="4.942cm" fo:min-width="9.792cm" fo:wrap-option="no-wrap"/>
    </style:style>
    <style:style style:name="gr18" style:family="graphic" style:parent-style-name="standard">
      <style:graphic-properties svg:stroke-color="#069a2e" draw:fill="bitmap" draw:fill-color="#dde8cb" draw:fill-image-name="_32_0_20_Percent" draw:opacity="50%" draw:textarea-horizontal-align="justify" draw:textarea-vertical-align="middle" draw:auto-grow-height="false" fo:min-height="1cm" fo:min-width="3.5cm"/>
      <style:paragraph-properties style:writing-mode="lr-tb"/>
    </style:style>
    <style:style style:name="gr19" style:family="graphic" style:parent-style-name="standard">
      <style:graphic-properties svg:stroke-color="#069a2e" draw:fill="solid" draw:fill-color="#afd095" draw:auto-grow-height="false" fo:min-height="1.946cm" fo:min-width="9.646cm" fo:wrap-option="no-wrap"/>
    </style:style>
    <style:style style:name="gr20" style:family="graphic" style:parent-style-name="standard" style:list-style-name="L1">
      <style:graphic-properties svg:stroke-color="#069a2e" svg:stroke-opacity="100%" draw:fill-color="#afd095" draw:textarea-horizontal-align="justify" draw:textarea-vertical-align="middle" draw:auto-grow-height="false" fo:min-height="0.751cm" fo:min-width="5.756cm"/>
      <style:paragraph-properties style:writing-mode="lr-tb"/>
    </style:style>
    <style:style style:name="gr21" style:family="graphic" style:parent-style-name="standard">
      <style:graphic-properties svg:stroke-color="#069a2e" draw:fill="solid" draw:fill-color="#afd095" draw:auto-grow-height="false" fo:min-height="5.908cm" fo:min-width="8.458cm" fo:wrap-option="no-wrap"/>
    </style:style>
    <style:style style:name="gr22" style:family="graphic" style:parent-style-name="standard">
      <style:graphic-properties svg:stroke-color="#069a2e" draw:fill="bitmap" draw:fill-color="#dde8cb" draw:fill-image-name="_32_0_20_Percent" draw:opacity="50%" draw:textarea-horizontal-align="justify" draw:textarea-vertical-align="middle" draw:auto-grow-height="false" fo:min-height="2.75cm" fo:min-width="8.05cm"/>
      <style:paragraph-properties style:writing-mode="lr-tb"/>
    </style:style>
    <style:style style:name="gr23" style:family="graphic" style:parent-style-name="standard">
      <style:graphic-properties svg:stroke-color="#069a2e" svg:stroke-linecap="round" draw:fill="solid" draw:fill-color="#eeeeee" draw:textarea-horizontal-align="justify" draw:textarea-vertical-align="middle" draw:auto-grow-height="false" fo:min-height="0.5cm" fo:min-width="5.25cm"/>
      <style:paragraph-properties style:writing-mode="lr-tb"/>
    </style:style>
    <style:style style:name="gr24" style:family="graphic" style:parent-style-name="standard">
      <style:graphic-properties svg:stroke-color="#069a2e" draw:fill="bitmap" draw:fill-color="#dde8cb" draw:fill-image-name="_32_0_20_Percent" draw:opacity="50%" draw:textarea-horizontal-align="justify" draw:textarea-vertical-align="middle" draw:auto-grow-height="false" fo:min-height="1.706cm" fo:min-width="10.01cm"/>
      <style:paragraph-properties style:writing-mode="lr-tb"/>
    </style:style>
    <style:style style:name="gr25" style:family="graphic" style:parent-style-name="standard">
      <style:graphic-properties svg:stroke-color="#069a2e" draw:fill="bitmap" draw:fill-color="#dde8cb" draw:fill-image-name="_32_0_20_Percent" draw:opacity="50%" draw:textarea-horizontal-align="justify" draw:textarea-vertical-align="middle" draw:auto-grow-height="false" fo:min-height="4.25cm" fo:min-width="9.3cm"/>
      <style:paragraph-properties style:writing-mode="lr-tb"/>
    </style:style>
    <style:style style:name="gr26" style:family="graphic" style:parent-style-name="standard">
      <style:graphic-properties svg:stroke-color="#069a2e" draw:fill="bitmap" draw:fill-color="#dde8cb" draw:fill-image-name="_32_0_20_Percent" draw:opacity="50%" draw:textarea-horizontal-align="justify" draw:textarea-vertical-align="middle" draw:auto-grow-height="false" fo:min-height="1.25cm" fo:min-width="4.75cm"/>
      <style:paragraph-properties style:writing-mode="lr-tb"/>
    </style:style>
    <style:style style:name="gr27" style:family="graphic" style:parent-style-name="standard">
      <style:graphic-properties svg:stroke-color="#069a2e" draw:fill="solid" draw:fill-color="#afd095" draw:auto-grow-height="false" fo:min-height="4.631cm" fo:min-width="8.518cm" fo:wrap-option="no-wrap"/>
    </style:style>
    <style:style style:name="gr28" style:family="graphic" style:parent-style-name="standard" style:list-style-name="L1">
      <style:graphic-properties svg:stroke-color="#069a2e" svg:stroke-opacity="100%" draw:fill-color="#afd095" draw:textarea-horizontal-align="justify" draw:textarea-vertical-align="middle" draw:auto-grow-height="false" fo:min-height="0.751cm" fo:min-width="5.756cm"/>
      <style:paragraph-properties style:writing-mode="lr-tb"/>
    </style:style>
    <style:style style:name="gr29" style:family="graphic" style:parent-style-name="standard">
      <style:graphic-properties svg:stroke-color="#069a2e" draw:fill="bitmap" draw:fill-color="#dde8cb" draw:fill-image-name="_32_0_20_Percent" draw:opacity="50%" draw:textarea-horizontal-align="justify" draw:textarea-vertical-align="middle" draw:auto-grow-height="false" fo:min-height="1.75cm" fo:min-width="10.5cm"/>
      <style:paragraph-properties style:writing-mode="lr-tb"/>
    </style:style>
    <style:style style:name="gr30" style:family="graphic" style:parent-style-name="standard">
      <style:graphic-properties svg:stroke-color="#069a2e" draw:fill="solid" draw:fill-color="#afd095" draw:auto-grow-height="false" fo:min-height="0.934cm" fo:min-width="9.434cm" fo:wrap-option="no-wrap"/>
    </style:style>
    <style:style style:name="gr31" style:family="graphic" style:parent-style-name="standard">
      <style:graphic-properties svg:stroke-color="#069a2e" draw:fill="bitmap" draw:fill-color="#dde8cb" draw:fill-image-name="_32_0_20_Percent" draw:opacity="50%" draw:textarea-horizontal-align="justify" draw:textarea-vertical-align="middle" draw:auto-grow-height="false" fo:min-height="1cm" fo:min-width="9.3cm"/>
      <style:paragraph-properties style:writing-mode="lr-tb"/>
    </style:style>
    <style:style style:name="gr32" style:family="graphic" style:parent-style-name="standard">
      <style:graphic-properties svg:stroke-color="#069a2e" draw:fill="bitmap" draw:fill-color="#dde8cb" draw:fill-image-name="_32_0_20_Percent" draw:opacity="50%" draw:textarea-horizontal-align="justify" draw:textarea-vertical-align="middle" draw:auto-grow-height="false" fo:min-height="5.5cm" fo:min-width="3.85cm"/>
      <style:paragraph-properties style:writing-mode="lr-tb"/>
    </style:style>
    <style:style style:name="gr33" style:family="graphic" style:parent-style-name="standard">
      <style:graphic-properties svg:stroke-color="#069a2e" draw:fill="solid" draw:fill-color="#afd095" draw:auto-grow-height="false" fo:min-height="5.444cm" fo:min-width="3.694cm" fo:wrap-option="no-wrap"/>
    </style:style>
    <style:style style:name="gr34" style:family="graphic" style:parent-style-name="standard" style:list-style-name="L1">
      <style:graphic-properties svg:stroke-color="#069a2e" svg:stroke-opacity="100%" draw:fill-color="#afd095" draw:textarea-horizontal-align="justify" draw:textarea-vertical-align="middle" draw:auto-grow-height="false" fo:min-height="0.752cm" fo:min-width="5.756cm"/>
      <style:paragraph-properties style:writing-mode="lr-tb"/>
    </style:style>
    <style:style style:name="gr35" style:family="graphic" style:parent-style-name="standard">
      <style:graphic-properties svg:stroke-color="#069a2e" draw:fill="bitmap" draw:fill-color="#dde8cb" draw:fill-image-name="_32_0_20_Percent" draw:opacity="50%" draw:textarea-horizontal-align="justify" draw:textarea-vertical-align="middle" draw:auto-grow-height="false" fo:min-height="1cm" fo:min-width="1.85cm"/>
      <style:paragraph-properties style:writing-mode="lr-tb"/>
    </style:style>
    <style:style style:name="gr36" style:family="graphic" style:parent-style-name="standard">
      <style:graphic-properties svg:stroke-color="#069a2e" draw:fill="solid" draw:fill-color="#afd095" draw:auto-grow-height="false" fo:min-height="0.916cm" fo:min-width="1.916cm" fo:wrap-option="no-wrap"/>
    </style:style>
    <style:style style:name="gr37" style:family="graphic" style:parent-style-name="standard">
      <style:graphic-properties svg:stroke-color="#069a2e" draw:fill="bitmap" draw:fill-color="#dde8cb" draw:fill-image-name="_32_0_20_Percent" draw:opacity="50%" draw:textarea-horizontal-align="justify" draw:textarea-vertical-align="middle" draw:auto-grow-height="false" fo:min-height="7.5cm" fo:min-width="4.1cm"/>
      <style:paragraph-properties style:writing-mode="lr-tb"/>
    </style:style>
    <style:style style:name="gr38" style:family="graphic" style:parent-style-name="standard">
      <style:graphic-properties svg:stroke-color="#069a2e" draw:fill="bitmap" draw:fill-color="#dde8cb" draw:fill-image-name="_32_0_20_Percent" draw:opacity="50%" draw:textarea-horizontal-align="justify" draw:textarea-vertical-align="middle" draw:auto-grow-height="false" fo:min-height="1.75cm" fo:min-width="10.3cm"/>
      <style:paragraph-properties style:writing-mode="lr-tb"/>
    </style:style>
    <style:style style:name="gr39" style:family="graphic" style:parent-style-name="standard">
      <style:graphic-properties svg:stroke-color="#069a2e" draw:fill="bitmap" draw:fill-color="#dde8cb" draw:fill-image-name="_32_0_20_Percent" draw:opacity="50%" draw:textarea-horizontal-align="justify" draw:textarea-vertical-align="middle" draw:auto-grow-height="false" fo:min-height="1cm" fo:min-width="3.495cm"/>
      <style:paragraph-properties style:writing-mode="lr-tb"/>
    </style:style>
    <style:style style:name="gr40" style:family="graphic" style:parent-style-name="standard">
      <style:graphic-properties svg:stroke-color="#069a2e" draw:fill="solid" draw:fill-color="#afd095" draw:auto-grow-height="false" fo:min-height="0.916cm" fo:min-width="3.666cm" fo:wrap-option="no-wrap"/>
    </style:style>
    <style:style style:name="gr41" style:family="graphic" style:parent-style-name="standard">
      <style:graphic-properties svg:stroke-color="#069a2e" draw:fill="solid" draw:fill-color="#afd095" draw:auto-grow-height="false" fo:min-height="1.767cm" fo:min-width="9.467cm" fo:wrap-option="no-wrap"/>
    </style:style>
    <style:style style:name="gr42" style:family="graphic" style:parent-style-name="standard" style:list-style-name="L1">
      <style:graphic-properties svg:stroke-color="#069a2e" svg:stroke-opacity="100%" draw:fill-color="#afd095" draw:textarea-horizontal-align="justify" draw:textarea-vertical-align="middle" draw:auto-grow-height="false" fo:min-height="0.752cm" fo:min-width="5.756cm"/>
      <style:paragraph-properties style:writing-mode="lr-tb"/>
    </style:style>
    <style:style style:name="gr43" style:family="graphic" style:parent-style-name="standard">
      <style:graphic-properties svg:stroke-color="#069a2e" draw:fill="solid" draw:fill-color="#afd095" draw:auto-grow-height="false" fo:min-height="2.961cm" fo:min-width="8.598cm" fo:wrap-option="no-wrap"/>
    </style:style>
    <style:style style:name="gr44" style:family="graphic" style:parent-style-name="standard">
      <style:graphic-properties svg:stroke-color="#069a2e" draw:fill="solid" draw:fill-color="#afd095" draw:auto-grow-height="false" fo:min-height="2.844cm" fo:min-width="8.182cm" fo:wrap-option="no-wrap"/>
    </style:style>
    <style:style style:name="gr45" style:family="graphic" style:parent-style-name="standard">
      <style:graphic-properties svg:stroke-color="#069a2e" draw:fill="bitmap" draw:fill-color="#dde8cb" draw:fill-image-name="_32_0_20_Percent" draw:opacity="50%" draw:textarea-horizontal-align="justify" draw:textarea-vertical-align="middle" draw:auto-grow-height="false" fo:min-height="4cm" fo:min-width="9.8cm"/>
      <style:paragraph-properties style:writing-mode="lr-tb"/>
    </style:style>
    <style:style style:name="gr46" style:family="graphic" style:parent-style-name="standard">
      <style:graphic-properties svg:stroke-color="#069a2e" draw:fill="solid" draw:fill-color="#afd095" draw:auto-grow-height="false" fo:min-height="3.993cm" fo:min-width="9.831cm" fo:wrap-option="no-wrap"/>
    </style:style>
    <style:style style:name="gr4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2.554cm, 0.2cm, 1.794cm, 0.342cm)" draw:image-opacity="100%" style:mirror="none"/>
    </style:style>
    <style:style style:name="gr4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0.234cm, 0.612cm, 6.756cm, 3.771cm)" draw:image-opacity="100%" style:mirror="none"/>
    </style:style>
    <style:style style:name="gr4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8.835cm, 0.732cm, 8.079cm, 4.574cm)" draw:image-opacity="100%" style:mirror="none"/>
    </style:style>
    <style:style style:name="gr5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8.597cm, 0.403cm, 5.527cm, 0.209cm)" draw:image-opacity="100%" style:mirror="none"/>
    </style:style>
    <style:style style:name="gr5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591cm, 0.199cm, 14.925cm, 0.334cm)" draw:image-opacity="100%" style:mirror="none"/>
    </style:style>
    <style:style style:name="gr5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3.606cm, 0cm)" draw:image-opacity="100%" style:mirror="none"/>
    </style:style>
    <style:style style:name="gr5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5.521cm, 0cm, 0cm)" draw:image-opacity="100%" style:mirror="none"/>
    </style:style>
    <style:style style:name="gr5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16.118cm, 0cm)" draw:image-opacity="100%" style:mirror="none"/>
    </style:style>
    <style:style style:name="gr5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0.148cm, 0.398cm, 0.995cm, 4.312cm)" draw:image-opacity="100%" style:mirror="none"/>
    </style:style>
    <style:style style:name="gr5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.424cm, 0cm, 0cm)" draw:image-opacity="100%" style:mirror="none"/>
    </style:style>
    <style:style style:name="gr5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0.932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="solid" draw:fill-color="#afd095"/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afd095"/>
    </style:style>
    <style:style style:name="P6" style:family="paragraph">
      <loext:graphic-properties draw:fill="bitmap" draw:fill-color="#dde8cb" draw:fill-image-name="_32_0_20_Percent" draw:opacity="50%"/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8" style:family="paragraph">
      <loext:graphic-properties draw:fill-color="#afd095"/>
      <style:paragraph-properties fo:margin-left="0cm" fo:margin-right="0cm" fo:margin-top="0cm" fo:margin-bottom="0cm" fo:line-height="100%" fo:text-align="end" fo:text-indent="0cm" style:writing-mode="lr-tb"/>
    </style:style>
    <style:style style:name="P9" style:family="paragraph">
      <loext:graphic-properties draw:fill="solid" draw:fill-color="#eeeeee"/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1.164cm" svg:height="22.568cm" svg:x="1.236cm" svg:y="3.5cm">
          <draw:image xlink:href="Pictures/10000000000001A60000035566D8D6E58E902F2A.jpg" xlink:type="simple" xlink:show="embed" xlink:actuate="onLoad" draw:mime-type="image/jpeg">
            <text:p/>
          </draw:image>
        </draw:frame>
        <draw:custom-shape draw:style-name="gr2" draw:text-style-name="P3" draw:layer="layout" svg:width="4.25cm" svg:height="1.25cm" svg:x="15.5cm" svg:y="7.35cm">
          <text:p text:style-name="P2"><text:span text:style-name="T1">Ion-Button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5cm" svg:y1="7cm" svg:x2="15.5cm" svg:y2="8cm">
          <text:p/>
        </draw:line>
        <draw:custom-shape draw:style-name="gr4" draw:text-style-name="P3" draw:layer="layout" svg:width="4.5cm" svg:height="1.25cm" svg:x="15.25cm" svg:y="18.25cm">
          <text:p text:style-name="P2"><text:span text:style-name="T1">Ion-Tex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5cm" svg:height="1.25cm" svg:x="15.5cm" svg:y="10.75cm">
          <text:p text:style-name="P2"><text:span text:style-name="T1">swipperJ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25cm" svg:height="5.15cm" svg:x="2.25cm" svg:y="19.3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60.27955736750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5" draw:layer="layout" svg:width="9.25cm" svg:height="4.9cm" svg:x="2.2cm" svg:y="14.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77.0455009181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4" draw:layer="layout" svg:x1="11.421cm" svg:y1="21.273cm" svg:x2="14.75cm" svg:y2="22.25cm">
          <text:p/>
        </draw:line>
        <draw:line draw:style-name="gr3" draw:text-style-name="P4" draw:layer="layout" svg:x1="11.25cm" svg:y1="16.25cm" svg:x2="15.25cm" svg:y2="18.75cm">
          <text:p/>
        </draw:line>
        <draw:custom-shape draw:style-name="gr7" draw:text-style-name="P6" draw:layer="layout" svg:width="2.25cm" svg:height="1.25cm" svg:x="8.75cm" svg:y="1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cm" svg:y1="12.25cm" svg:x2="15.5cm" svg:y2="11.5cm">
          <text:p/>
        </draw:line>
        <draw:custom-shape draw:style-name="gr8" draw:text-style-name="P6" draw:layer="layout" svg:width="9.8cm" svg:height="2cm" svg:x="1.9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0.25cm" svg:height="2.3cm" svg:x="1.75cm" svg:y="3.8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717.8617992177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text-style-name="P8" draw:layer="layout" svg:width="6.255cm" svg:height="1.003cm" draw:transform="rotate (0.152716309549504) translate (10.748cm 25.012cm)">
          <text:p text:style-name="P7"><text:span text:style-name="T1">Ion-Infinitescroll</text:span></text:p>
          <draw:enhanced-geometry svg:viewBox="0 0 21600 21600" draw:mirror-horizontal="true" draw:text-areas="0 0 21600 21600" draw:type="pentagon-right" draw:modifiers="18361.381074168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9" draw:layer="layout" svg:width="4.25cm" svg:height="0.75cm" svg:x="15.25cm" svg:y="5cm">
          <text:p text:style-name="P2"><text:span text:style-name="T1">main-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4" draw:layer="layout" svg:width="10.662cm" svg:height="21.75cm" svg:x="23cm" svg:y="4cm">
          <draw:image xlink:href="Pictures/10000201000001100000022B57B803305ED34D89.png" xlink:type="simple" xlink:show="embed" xlink:actuate="onLoad" draw:mime-type="image/png">
            <text:p/>
          </draw:image>
        </draw:frame>
        <draw:custom-shape draw:style-name="gr13" draw:text-style-name="P6" draw:layer="layout" svg:width="10.5cm" svg:height="2cm" svg:x="23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4.5cm" svg:height="0.75cm" svg:x="15.25cm" svg:y="15.5cm">
          <text:p text:style-name="P2"><text:span text:style-name="T1">buy-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1cm" svg:y1="13.5cm" svg:x2="15.25cm" svg:y2="15.75cm">
          <text:p/>
        </draw:line>
        <draw:line draw:style-name="gr3" draw:text-style-name="P4" draw:layer="layout" svg:x1="29.25cm" svg:y1="14.25cm" svg:x2="19.75cm" svg:y2="16cm">
          <text:p/>
        </draw:line>
        <draw:line draw:style-name="gr3" draw:text-style-name="P4" draw:layer="layout" svg:x1="25.75cm" svg:y1="12.75cm" svg:x2="19.75cm" svg:y2="11.25cm">
          <text:p/>
        </draw:line>
        <draw:line draw:style-name="gr3" draw:text-style-name="P4" draw:layer="layout" svg:x1="12cm" svg:y1="5.25cm" svg:x2="15.25cm" svg:y2="5.5cm">
          <text:p/>
        </draw:line>
        <draw:line draw:style-name="gr3" draw:text-style-name="P4" draw:layer="layout" svg:x1="23cm" svg:y1="5.25cm" svg:x2="19.5cm" svg:y2="5.5cm">
          <text:p/>
        </draw:line>
        <draw:custom-shape draw:style-name="gr15" draw:text-style-name="P9" draw:layer="layout" svg:width="5cm" svg:height="0.75cm" svg:x="14.75cm" svg:y="21.75cm">
          <text:p text:style-name="P2"><text:span text:style-name="T1">products-sta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10.25cm" svg:height="5.25cm" svg:x="23.25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0.75cm" svg:height="5.65cm" svg:x="23cm" svg:y="20.3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77.0455009181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4" draw:layer="layout" svg:x1="23.25cm" svg:y1="22cm" svg:x2="19.75cm" svg:y2="22.25cm">
          <text:p/>
        </draw:line>
        <draw:custom-shape draw:style-name="gr18" draw:text-style-name="P6" draw:layer="layout" svg:width="4cm" svg:height="1.25cm" svg:x="29.37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redeterminado">
        <draw:frame draw:style-name="gr1" draw:text-style-name="P1" draw:layer="layout" svg:width="11.244cm" svg:height="22.489cm" svg:x="1.456cm" svg:y="3.5cm">
          <draw:image xlink:href="Pictures/10000000000001A9000003525683F991649DB56F.jpg" xlink:type="simple" xlink:show="embed" xlink:actuate="onLoad" draw:mime-type="image/jpeg">
            <text:p/>
          </draw:image>
        </draw:frame>
        <draw:custom-shape draw:style-name="gr19" draw:text-style-name="P5" draw:layer="layout" svg:width="10.25cm" svg:height="2.3cm" svg:x="1.75cm" svg:y="3.8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708.4745762711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3" draw:layer="layout" svg:width="4.25cm" svg:height="1.25cm" svg:x="15.5cm" svg:y="9.5cm">
          <text:p text:style-name="P2"><text:span text:style-name="T1">Ion-Butto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9.8cm" svg:height="2cm" svg:x="1.9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draw:layer="layout" svg:width="6.255cm" svg:height="1.003cm" draw:transform="rotate (0.152716309549504) translate (10.786cm 25.084cm)">
          <text:p text:style-name="P7"><text:span text:style-name="T1">Ion-Infinitescroll</text:span></text:p>
          <draw:enhanced-geometry svg:viewBox="0 0 21600 21600" draw:mirror-horizontal="true" draw:text-areas="0 0 21600 21600" draw:type="pentagon-right" draw:modifiers="18361.381074168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1" draw:text-style-name="P5" draw:layer="layout" svg:width="9.25cm" svg:height="6.45cm" svg:x="2.25cm" svg:y="6.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90.81985093619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4" draw:layer="layout" svg:x1="10cm" svg:y1="11.75cm" svg:x2="15.5cm" svg:y2="10.25cm">
          <text:p/>
        </draw:line>
        <draw:custom-shape draw:style-name="gr2" draw:text-style-name="P3" draw:layer="layout" svg:width="4.25cm" svg:height="1.25cm" svg:x="15.5cm" svg:y="15.75cm">
          <text:p text:style-name="P2"><text:span text:style-name="T1">Ion-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5cm" svg:height="1.25cm" svg:x="15.5cm" svg:y="19.25cm">
          <text:p text:style-name="P2"><text:span text:style-name="T1">Ion-Im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8.55cm" svg:height="3cm" svg:x="2.7cm" svg:y="1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5.75cm" svg:height="0.75cm" svg:x="14.5cm" svg:y="13.75cm">
          <text:p text:style-name="P2"><text:span text:style-name="T1">Cest-product-c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5.25cm" svg:y1="16cm" svg:x2="15.5cm" svg:y2="19.75cm">
          <text:p/>
        </draw:line>
        <draw:line draw:style-name="gr3" draw:text-style-name="P4" draw:layer="layout" svg:x1="3.5cm" svg:y1="14.75cm" svg:x2="15.5cm" svg:y2="18.25cm">
          <text:p/>
        </draw:line>
        <draw:line draw:style-name="gr3" draw:text-style-name="P4" draw:layer="layout" svg:x1="10.75cm" svg:y1="16cm" svg:x2="15.5cm" svg:y2="16.25cm">
          <text:p/>
        </draw:line>
        <draw:frame draw:style-name="gr12" draw:text-style-name="P4" draw:layer="layout" svg:width="10.73cm" svg:height="22cm" svg:x="23.02cm" svg:y="3.75cm">
          <draw:image xlink:href="Pictures/1000000000000154000002A966C3D78B8EE6FAA9.png" xlink:type="simple" xlink:show="embed" xlink:actuate="onLoad" draw:mime-type="image/png">
            <text:p/>
          </draw:image>
        </draw:frame>
        <draw:custom-shape draw:style-name="gr24" draw:text-style-name="P6" draw:layer="layout" svg:width="10.51cm" svg:height="1.956cm" svg:x="23.02cm" svg:y="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4.25cm" svg:height="0.75cm" svg:x="15.25cm" svg:y="5cm">
          <text:p text:style-name="P2"><text:span text:style-name="T1">main-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2cm" svg:y1="5.25cm" svg:x2="15.25cm" svg:y2="5.5cm">
          <text:p/>
        </draw:line>
        <draw:line draw:style-name="gr3" draw:text-style-name="P4" draw:layer="layout" svg:x1="23cm" svg:y1="5.25cm" svg:x2="19.5cm" svg:y2="5.5cm">
          <text:p/>
        </draw:line>
        <draw:custom-shape draw:style-name="gr2" draw:text-style-name="P3" draw:layer="layout" svg:width="4.25cm" svg:height="1.25cm" svg:x="15.5cm" svg:y="7.25cm">
          <text:p text:style-name="P2"><text:span text:style-name="T1">Ion-Tex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75cm" svg:y1="9.75cm" svg:x2="15.5cm" svg:y2="8cm">
          <text:p/>
        </draw:line>
        <draw:line draw:style-name="gr3" draw:text-style-name="P4" draw:layer="layout" svg:x1="23.5cm" svg:y1="9.5cm" svg:x2="19.75cm" svg:y2="8cm">
          <text:p/>
        </draw:line>
        <draw:line draw:style-name="gr3" draw:text-style-name="P4" draw:layer="layout" svg:x1="24cm" svg:y1="11cm" svg:x2="19.75cm" svg:y2="10.25cm">
          <text:p/>
        </draw:line>
        <draw:custom-shape draw:style-name="gr25" draw:text-style-name="P6" draw:layer="layout" svg:width="9.8cm" svg:height="4.5cm" svg:x="23.5cm" svg:y="1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24.25cm" svg:y1="15.25cm" svg:x2="19.75cm" svg:y2="16.5cm">
          <text:p/>
        </draw:line>
        <draw:custom-shape draw:style-name="gr26" draw:text-style-name="P6" draw:layer="layout" svg:width="5.25cm" svg:height="1.5cm" svg:x="27.75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23.75cm" svg:y1="18.25cm" svg:x2="19.75cm" svg:y2="20cm">
          <text:p/>
        </draw:line>
        <draw:custom-shape draw:style-name="gr14" draw:text-style-name="P9" draw:layer="layout" svg:width="4.5cm" svg:height="0.75cm" svg:x="15.5cm" svg:y="17.75cm">
          <text:p text:style-name="P2"><text:span text:style-name="T1">buy-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27.75cm" svg:y1="16.75cm" svg:x2="20cm" svg:y2="18.25cm">
          <text:p/>
        </draw:line>
        <draw:line draw:style-name="gr3" draw:text-style-name="P4" draw:layer="layout" svg:x1="11.25cm" svg:y1="14.75cm" svg:x2="14.5cm" svg:y2="14cm">
          <text:p/>
        </draw:line>
        <draw:line draw:style-name="gr3" draw:text-style-name="P4" draw:layer="layout" svg:x1="23.5cm" svg:y1="14.5cm" svg:x2="20.25cm" svg:y2="14cm">
          <text:p/>
        </draw:line>
      </draw:page>
      <draw:page draw:name="page3" draw:style-name="dp1" draw:master-page-name="Predeterminado">
        <draw:frame draw:style-name="gr1" draw:text-style-name="P1" draw:layer="layout" svg:width="11.5cm" svg:height="22.5cm" svg:x="1.25cm" svg:y="3.75cm">
          <draw:image xlink:href="Pictures/100000000000018800000308113E4946D8D0E249.jpg" xlink:type="simple" xlink:show="embed" xlink:actuate="onLoad" draw:mime-type="image/jpeg">
            <text:p/>
          </draw:image>
        </draw:frame>
        <draw:custom-shape draw:style-name="gr2" draw:text-style-name="P3" draw:layer="layout" svg:width="4.25cm" svg:height="1.25cm" svg:x="15.25cm" svg:y="5.5cm">
          <text:p text:style-name="P2"><text:span text:style-name="T1">Ion-Title</text:span><text:span text:style-name="T1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7.5cm" svg:y1="7.75cm" svg:x2="15.25cm" svg:y2="6cm">
          <text:p/>
        </draw:line>
        <draw:custom-shape draw:style-name="gr2" draw:text-style-name="P3" draw:layer="layout" svg:width="4.25cm" svg:height="1.25cm" svg:x="15.25cm" svg:y="12.5cm">
          <text:p text:style-name="P2"><text:span text:style-name="T1">Ion-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75cm" svg:y1="15cm" svg:x2="15.25cm" svg:y2="13.25cm">
          <text:p/>
        </draw:line>
        <draw:line draw:style-name="gr3" draw:text-style-name="P4" draw:layer="layout" svg:x1="10.75cm" svg:y1="16.75cm" svg:x2="15.25cm" svg:y2="17.25cm">
          <text:p/>
        </draw:line>
        <draw:custom-shape draw:style-name="gr2" draw:text-style-name="P3" draw:layer="layout" svg:width="4.25cm" svg:height="1.25cm" svg:x="15.25cm" svg:y="16.5cm">
          <text:p text:style-name="P2"><text:span text:style-name="T1">Ion-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4.5cm" svg:height="1.25cm" svg:x="15cm" svg:y="18.5cm">
          <text:p text:style-name="P2"><text:span text:style-name="T1">Ion-Check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8.5cm" svg:y1="19.75cm" svg:x2="15cm" svg:y2="19.25cm">
          <text:p/>
        </draw:line>
        <draw:line draw:style-name="gr3" draw:text-style-name="P4" draw:layer="layout" svg:x1="10.6cm" svg:y1="22cm" svg:x2="15.25cm" svg:y2="22.5cm">
          <text:p/>
        </draw:line>
        <draw:custom-shape draw:style-name="gr2" draw:text-style-name="P3" draw:layer="layout" svg:width="4.25cm" svg:height="1.25cm" svg:x="15.25cm" svg:y="21.75cm">
          <text:p text:style-name="P2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75cm" svg:y1="12.5cm" svg:x2="15.275cm" svg:y2="13.249cm">
          <text:p/>
        </draw:line>
        <draw:frame draw:style-name="gr12" draw:text-style-name="P4" draw:layer="layout" svg:width="11.23cm" svg:height="22.5cm" svg:x="22.27cm" svg:y="3.75cm">
          <draw:image xlink:href="Pictures/1000000000000154000002A93E338735D765CD88.png" xlink:type="simple" xlink:show="embed" xlink:actuate="onLoad" draw:mime-type="image/png">
            <text:p/>
          </draw:image>
        </draw:frame>
        <draw:line draw:style-name="gr3" draw:text-style-name="P4" draw:layer="layout" svg:x1="24.5cm" svg:y1="8.25cm" svg:x2="19.5cm" svg:y2="6cm">
          <text:p/>
        </draw:line>
        <draw:line draw:style-name="gr3" draw:text-style-name="P4" draw:layer="layout" svg:x1="23cm" svg:y1="13.5cm" svg:x2="19.5cm" svg:y2="13.25cm">
          <text:p/>
        </draw:line>
        <draw:line draw:style-name="gr3" draw:text-style-name="P4" draw:layer="layout" svg:x1="23.25cm" svg:y1="16.25cm" svg:x2="19.475cm" svg:y2="13.322cm">
          <text:p/>
        </draw:line>
        <draw:line draw:style-name="gr3" draw:text-style-name="P4" draw:layer="layout" svg:x1="23cm" svg:y1="18.25cm" svg:x2="19.5cm" svg:y2="17.25cm">
          <text:p/>
        </draw:line>
        <draw:line draw:style-name="gr3" draw:text-style-name="P4" draw:layer="layout" svg:x1="27cm" svg:y1="19.75cm" svg:x2="19.5cm" svg:y2="22.25cm">
          <text:p/>
        </draw:line>
      </draw:page>
      <draw:page draw:name="page4" draw:style-name="dp1" draw:master-page-name="Predeterminado">
        <draw:frame draw:style-name="gr1" draw:text-style-name="P1" draw:layer="layout" svg:width="10.979cm" svg:height="22.568cm" svg:x="2.25cm" svg:y="3.5cm">
          <draw:image xlink:href="Pictures/100000000000019F000003554EA167FBF589DCCC.jpg" xlink:type="simple" xlink:show="embed" xlink:actuate="onLoad" draw:mime-type="image/jpeg">
            <text:p/>
          </draw:image>
        </draw:frame>
        <draw:line draw:style-name="gr3" draw:text-style-name="P4" draw:layer="layout" svg:x1="12.75cm" svg:y1="5cm" svg:x2="15.5cm" svg:y2="5.25cm">
          <text:p/>
        </draw:line>
        <draw:custom-shape draw:style-name="gr19" draw:text-style-name="P5" draw:layer="layout" svg:width="10.25cm" svg:height="2.3cm" svg:x="2.48cm" svg:y="3.80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699.0873533246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3" draw:layer="layout" svg:width="4.25cm" svg:height="1.25cm" svg:x="15.501cm" svg:y="10.831cm">
          <text:p text:style-name="P2"><text:span text:style-name="T1">swipperJ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5cm" svg:y1="12.25cm" svg:x2="15.501cm" svg:y2="11.581cm">
          <text:p/>
        </draw:line>
        <draw:custom-shape draw:style-name="gr4" draw:text-style-name="P3" draw:layer="layout" svg:width="4.5cm" svg:height="1.25cm" svg:x="15.25cm" svg:y="16.437cm">
          <text:p text:style-name="P2"><text:span text:style-name="T1">Ion-Textarea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9.25cm" svg:height="5.113cm" svg:x="2.929cm" svg:y="14.13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90.81985093619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4" draw:layer="layout" svg:x1="12.25cm" svg:y1="16.5cm" svg:x2="15.25cm" svg:y2="17.187cm">
          <text:p/>
        </draw:line>
        <draw:custom-shape draw:style-name="gr4" draw:text-style-name="P3" draw:layer="layout" svg:width="4.5cm" svg:height="1.25cm" svg:x="15.25cm" svg:y="21.75cm">
          <text:p text:style-name="P2"><text:span text:style-name="T1">Ionic Map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cm" svg:y1="21.75cm" svg:x2="15.25cm" svg:y2="22.5cm">
          <text:p/>
        </draw:line>
        <draw:custom-shape draw:style-name="gr28" draw:text-style-name="P8" draw:layer="layout" svg:width="6.255cm" svg:height="1.003cm" draw:transform="rotate (0.152716309549504) translate (11.414cm 25.202cm)">
          <text:p text:style-name="P7"><text:span text:style-name="T1">Ion-Infinitescroll</text:span></text:p>
          <draw:enhanced-geometry svg:viewBox="0 0 21600 21600" draw:mirror-horizontal="true" draw:text-areas="0 0 21600 21600" draw:type="pentagon-right" draw:modifiers="18361.381074168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9.8cm" svg:height="2cm" svg:x="2.679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4" draw:layer="layout" svg:width="11.17cm" svg:height="22.5cm" svg:x="23cm" svg:y="3.75cm">
          <draw:image xlink:href="Pictures/1000000000000153000002AB6AC4AF8859CC5B1E.png" xlink:type="simple" xlink:show="embed" xlink:actuate="onLoad" draw:mime-type="image/png">
            <text:p/>
          </draw:image>
        </draw:frame>
        <draw:custom-shape draw:style-name="gr29" draw:text-style-name="P6" draw:layer="layout" svg:width="11cm" svg:height="2cm" svg:x="23.17cm" svg:y="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4.25cm" svg:height="0.75cm" svg:x="15.5cm" svg:y="5cm">
          <text:p text:style-name="P2"><text:span text:style-name="T1">main-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24cm" svg:y1="4.75cm" svg:x2="19.75cm" svg:y2="5.5cm">
          <text:p/>
        </draw:line>
        <draw:line draw:style-name="gr3" draw:text-style-name="P4" draw:layer="layout" svg:x1="24.25cm" svg:y1="10cm" svg:x2="19.75cm" svg:y2="11.5cm">
          <text:p/>
        </draw:line>
        <draw:line draw:style-name="gr3" draw:text-style-name="P4" draw:layer="layout" svg:x1="24.25cm" svg:y1="15.75cm" svg:x2="19.75cm" svg:y2="17.25cm">
          <text:p/>
        </draw:line>
        <draw:line draw:style-name="gr3" draw:text-style-name="P4" draw:layer="layout" svg:x1="24.25cm" svg:y1="21cm" svg:x2="19.75cm" svg:y2="22.5cm">
          <text:p/>
        </draw:line>
      </draw:page>
      <draw:page draw:name="page5" draw:style-name="dp1" draw:master-page-name="Predeterminado">
        <draw:frame draw:style-name="gr1" draw:text-style-name="P1" draw:layer="layout" svg:width="11.27cm" svg:height="22.515cm" svg:x="1.4cm" svg:y="5.435cm">
          <draw:image xlink:href="Pictures/10000000000001AA00000353017065ADADA6CA5B.jpg" xlink:type="simple" xlink:show="embed" xlink:actuate="onLoad" draw:mime-type="image/jpeg">
            <text:p/>
          </draw:image>
        </draw:frame>
        <draw:custom-shape draw:style-name="gr2" draw:text-style-name="P3" draw:layer="layout" svg:width="4.25cm" svg:height="1.25cm" svg:x="15.502cm" svg:y="8.4cm">
          <text:p text:style-name="P2"><text:span text:style-name="T1">Ion-Nav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0.25cm" svg:height="2.3cm" svg:x="1.752cm" svg:y="5.60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332.9856584093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3" draw:layer="layout" svg:width="4.25cm" svg:height="1.25cm" svg:x="15.5cm" svg:y="10.147cm">
          <text:p text:style-name="P2"><text:span text:style-name="T1">Ion-Butto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9.8cm" svg:height="2cm" svg:x="1.95cm" svg:y="5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1.25cm" svg:y1="7.25cm" svg:x2="15.5cm" svg:y2="10.9cm">
          <text:p/>
        </draw:line>
        <draw:custom-shape draw:style-name="gr4" draw:text-style-name="P3" draw:layer="layout" svg:width="4.5cm" svg:height="1.25cm" svg:x="15.5cm" svg:y="3cm">
          <text:p text:style-name="P2"><text:span text:style-name="T1">Ion-Title</text:span><text:span text:style-name="T1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4.25cm" svg:y1="6.448cm" svg:x2="15.5cm" svg:y2="3.75cm">
          <text:p/>
        </draw:line>
        <draw:custom-shape draw:style-name="gr4" draw:text-style-name="P3" draw:layer="layout" svg:width="4.5cm" svg:height="1.25cm" svg:x="15.5cm" svg:y="4.9cm">
          <text:p text:style-name="P2"><text:span text:style-name="T1">Ion-search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8.25cm" svg:y1="6.45cm" svg:x2="15.5cm" svg:y2="5.75cm">
          <text:p/>
        </draw:line>
        <draw:custom-shape draw:style-name="gr4" draw:text-style-name="P3" draw:layer="layout" svg:width="4.5cm" svg:height="1.25cm" svg:x="15.25cm" svg:y="16.4cm">
          <text:p text:style-name="P2"><text:span text:style-name="T1">Ion-Accord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10.25cm" svg:height="1.5cm" svg:x="1.75cm" svg:y="7.9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279.1366906474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3" draw:layer="layout" svg:width="4.5cm" svg:height="1.25cm" svg:x="15.25cm" svg:y="14.65cm">
          <text:p text:style-name="P2"><text:span text:style-name="T1">Ion-Toolbar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9.8cm" svg:height="1.25cm" svg:x="1.95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8cm" svg:y1="8.95cm" svg:x2="15.25cm" svg:y2="17.15cm">
          <text:p/>
        </draw:line>
        <draw:line draw:style-name="gr3" draw:text-style-name="P4" draw:layer="layout" svg:x1="10.75cm" svg:y1="9.4cm" svg:x2="15.25cm" svg:y2="15.15cm">
          <text:p/>
        </draw:line>
        <draw:custom-shape draw:style-name="gr32" draw:text-style-name="P6" draw:layer="layout" svg:width="4.35cm" svg:height="5.75cm" svg:x="6.9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5" draw:layer="layout" svg:width="4.5cm" svg:height="6cm" svg:x="6.75cm" svg:y="16.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38.57228554289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3" draw:layer="layout" svg:width="4.25cm" svg:height="1.25cm" svg:x="15.25cm" svg:y="23.65cm">
          <text:p text:style-name="P2"><text:span text:style-name="T1">Ion-Button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75cm" svg:y1="23.35cm" svg:x2="15.25cm" svg:y2="24.4cm">
          <text:p/>
        </draw:line>
        <draw:custom-shape draw:style-name="gr34" draw:text-style-name="P8" draw:layer="layout" svg:width="6.255cm" svg:height="1.003cm" draw:transform="rotate (0.152716309549504) translate (10.862cm 27.128cm)">
          <text:p text:style-name="P7"><text:span text:style-name="T1">Ion-Infinitescroll</text:span></text:p>
          <draw:enhanced-geometry svg:viewBox="0 0 21600 21600" draw:mirror-horizontal="true" draw:text-areas="0 0 21600 21600" draw:type="pentagon-right" draw:modifiers="18361.381074168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9" draw:layer="layout" svg:width="4.5cm" svg:height="0.75cm" svg:x="15.5cm" svg:y="6.5cm">
          <text:p text:style-name="P2"><text:span text:style-name="T1">main-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4.5cm" svg:height="0.75cm" svg:x="15.25cm" svg:y="12.9cm">
          <text:p text:style-name="P2"><text:span text:style-name="T1">filter-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4.25cm" svg:height="0.75cm" svg:x="15.25cm" svg:y="21.15cm">
          <text:p text:style-name="P2"><text:span text:style-name="T1">product-c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6" draw:layer="layout" svg:width="2.35cm" svg:height="1.25cm" svg:x="7.8cm" svg:y="14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" draw:layer="layout" svg:width="2.5cm" svg:height="1.25cm" svg:x="7.75cm" svg:y="14.6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38.57228554289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9" draw:layer="layout" svg:width="4.25cm" svg:height="0.75cm" svg:x="15.25cm" svg:y="19.65cm">
          <text:p text:style-name="P2"><text:span text:style-name="T1">buy-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cm" svg:y1="15.4cm" svg:x2="15.25cm" svg:y2="20.15cm">
          <text:p/>
        </draw:line>
        <draw:frame draw:style-name="gr12" draw:text-style-name="P4" draw:layer="layout" svg:width="11.17cm" svg:height="22.5cm" svg:x="23cm" svg:y="5.15cm">
          <draw:image xlink:href="Pictures/1000000000000150000002A53AE9C5EE1E952BCA.png" xlink:type="simple" xlink:show="embed" xlink:actuate="onLoad" draw:mime-type="image/png">
            <text:p/>
          </draw:image>
        </draw:frame>
        <draw:line draw:style-name="gr3" draw:text-style-name="P4" draw:layer="layout" svg:x1="23.75cm" svg:y1="16.9cm" svg:x2="19.5cm" svg:y2="20.15cm">
          <text:p/>
        </draw:line>
        <draw:line draw:style-name="gr3" draw:text-style-name="P4" draw:layer="layout" svg:x1="32.75cm" svg:y1="18.9cm" svg:x2="19.5cm" svg:y2="24.4cm">
          <text:p/>
        </draw:line>
        <draw:custom-shape draw:style-name="gr37" draw:text-style-name="P6" draw:layer="layout" svg:width="4.6cm" svg:height="7.75cm" svg:x="23.5cm" svg:y="18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6" draw:layer="layout" svg:width="10.8cm" svg:height="2cm" svg:x="23.2cm" svg:y="7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1.25cm" svg:y1="21.15cm" svg:x2="15.25cm" svg:y2="21.65cm">
          <text:p/>
        </draw:line>
        <draw:line draw:style-name="gr3" draw:text-style-name="P4" draw:layer="layout" svg:x1="23.5cm" svg:y1="21.4cm" svg:x2="19.5cm" svg:y2="21.65cm">
          <text:p/>
        </draw:line>
        <draw:custom-shape draw:style-name="gr39" draw:text-style-name="P6" draw:layer="layout" svg:width="3.995cm" svg:height="1.25cm" svg:x="23.835cm" svg:y="1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5" draw:layer="layout" svg:width="4.25cm" svg:height="1.25cm" svg:x="23.75cm" svg:y="16.1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38.57228554289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4" draw:layer="layout" svg:x1="12cm" svg:y1="8.9cm" svg:x2="15.25cm" svg:y2="13.15cm">
          <text:p/>
        </draw:line>
        <draw:line draw:style-name="gr3" draw:text-style-name="P4" draw:layer="layout" svg:x1="26cm" svg:y1="9.25cm" svg:x2="19.75cm" svg:y2="13.15cm">
          <text:p/>
        </draw:line>
        <draw:line draw:style-name="gr3" draw:text-style-name="P4" draw:layer="layout" svg:x1="28cm" svg:y1="9cm" svg:x2="19.75cm" svg:y2="15.4cm">
          <text:p/>
        </draw:line>
        <draw:line draw:style-name="gr3" draw:text-style-name="P4" draw:layer="layout" svg:x1="30.25cm" svg:y1="8.75cm" svg:x2="19.75cm" svg:y2="16.9cm">
          <text:p/>
        </draw:line>
        <draw:line draw:style-name="gr3" draw:text-style-name="P4" draw:layer="layout" svg:x1="11.75cm" svg:y1="7cm" svg:x2="15.5cm" svg:y2="9.15cm">
          <text:p/>
        </draw:line>
        <draw:line draw:style-name="gr3" draw:text-style-name="P4" draw:layer="layout" svg:x1="11.25cm" svg:y1="6.5cm" svg:x2="15.5cm" svg:y2="7cm">
          <text:p/>
        </draw:line>
        <draw:line draw:style-name="gr3" draw:text-style-name="P4" draw:layer="layout" svg:x1="31.25cm" svg:y1="6.5cm" svg:x2="19.75cm" svg:y2="11cm">
          <text:p/>
        </draw:line>
        <draw:line draw:style-name="gr3" draw:text-style-name="P4" draw:layer="layout" svg:x1="23.5cm" svg:y1="6.75cm" svg:x2="19.75cm" svg:y2="9cm">
          <text:p/>
        </draw:line>
        <draw:line draw:style-name="gr3" draw:text-style-name="P4" draw:layer="layout" svg:x1="24.25cm" svg:y1="6.25cm" svg:x2="20cm" svg:y2="7cm">
          <text:p/>
        </draw:line>
        <draw:line draw:style-name="gr3" draw:text-style-name="P4" draw:layer="layout" svg:x1="28cm" svg:y1="6cm" svg:x2="20cm" svg:y2="5.75cm">
          <text:p/>
        </draw:line>
        <draw:line draw:style-name="gr3" draw:text-style-name="P4" draw:layer="layout" svg:x1="25.5cm" svg:y1="5.5cm" svg:x2="20cm" svg:y2="3.75cm">
          <text:p/>
        </draw:line>
      </draw:page>
      <draw:page draw:name="page6" draw:style-name="dp1" draw:master-page-name="Predeterminado">
        <draw:frame draw:style-name="gr1" draw:text-style-name="P1" draw:layer="layout" svg:width="11.138cm" svg:height="22.515cm" svg:x="1.362cm" svg:y="3.635cm">
          <draw:image xlink:href="Pictures/10000000000001A5000003537938ADF6C5B208A2.jpg" xlink:type="simple" xlink:show="embed" xlink:actuate="onLoad" draw:mime-type="image/jpeg">
            <text:p/>
          </draw:image>
        </draw:frame>
        <draw:custom-shape draw:style-name="gr41" draw:text-style-name="P5" draw:layer="layout" svg:width="10.25cm" svg:height="2.3cm" svg:x="1.752cm" svg:y="3.80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332.9856584093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2" draw:text-style-name="P8" draw:layer="layout" svg:width="6.255cm" svg:height="1.003cm" draw:transform="rotate (0.152716309549504) translate (10.862cm 25.228cm)">
          <text:p text:style-name="P7"><text:span text:style-name="T1">Ion-Infinitescroll</text:span></text:p>
          <draw:enhanced-geometry svg:viewBox="0 0 21600 21600" draw:mirror-horizontal="true" draw:text-areas="0 0 21600 21600" draw:type="pentagon-right" draw:modifiers="18361.381074168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.25cm" svg:height="1.25cm" svg:x="15.5cm" svg:y="9cm">
          <text:p text:style-name="P2"><text:span text:style-name="T1">Ion-Nav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75cm" svg:y1="9.75cm" svg:x2="15.5cm" svg:y2="9.75cm">
          <text:p/>
        </draw:line>
        <draw:custom-shape draw:style-name="gr2" draw:text-style-name="P3" draw:layer="layout" svg:width="4.25cm" svg:height="1.25cm" svg:x="15.25cm" svg:y="15.75cm">
          <text:p text:style-name="P2"><text:span text:style-name="T1">Ion-Texare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5cm" svg:y1="16cm" svg:x2="15.25cm" svg:y2="16.5cm">
          <text:p/>
        </draw:line>
        <draw:custom-shape draw:style-name="gr43" draw:text-style-name="P5" draw:layer="layout" svg:width="9.25cm" svg:height="3.363cm" svg:x="2.201cm" svg:y="14.13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66.82520808561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4" draw:layer="layout" svg:x1="11.5cm" svg:y1="19.25cm" svg:x2="15.25cm" svg:y2="18.25cm">
          <text:p/>
        </draw:line>
        <draw:custom-shape draw:style-name="gr44" draw:text-style-name="P5" draw:layer="layout" svg:width="8.951cm" svg:height="3.363cm" svg:x="2.5cm" svg:y="17.75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66.82520808561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3" draw:layer="layout" svg:width="4.25cm" svg:height="1.25cm" svg:x="15.25cm" svg:y="22.5cm">
          <text:p text:style-name="P2"><text:span text:style-name="T1">Ion-Ic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8.55cm" svg:height="3cm" svg:x="2.7cm" svg:y="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4.5cm" svg:y1="20cm" svg:x2="15.25cm" svg:y2="23.25cm">
          <text:p/>
        </draw:line>
        <draw:custom-shape draw:style-name="gr2" draw:text-style-name="P3" draw:layer="layout" svg:width="4.25cm" svg:height="1.25cm" svg:x="15.25cm" svg:y="20.75cm">
          <text:p text:style-name="P2"><text:span text:style-name="T1">Ion-Texar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9.5cm" svg:y1="20.25cm" svg:x2="15.25cm" svg:y2="21.5cm">
          <text:p/>
        </draw:line>
        <draw:frame draw:style-name="gr12" draw:text-style-name="P4" draw:layer="layout" svg:width="11.18cm" svg:height="22.5cm" svg:x="23.25cm" svg:y="4cm">
          <draw:image xlink:href="Pictures/1000000000000151000002A62552A6B469192557.png" xlink:type="simple" xlink:show="embed" xlink:actuate="onLoad" draw:mime-type="image/png">
            <text:p/>
          </draw:image>
        </draw:frame>
        <draw:custom-shape draw:style-name="gr8" draw:text-style-name="P6" draw:layer="layout" svg:width="9.8cm" svg:height="2cm" svg:x="1.95cm" svg:y="3.8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4.5cm" svg:height="0.75cm" svg:x="15.5cm" svg:y="5.25cm">
          <text:p text:style-name="P2"><text:span text:style-name="T1">main-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2cm" svg:y1="5.25cm" svg:x2="15.5cm" svg:y2="5.75cm">
          <text:p/>
        </draw:line>
        <draw:line draw:style-name="gr3" draw:text-style-name="P4" draw:layer="layout" svg:x1="23.25cm" svg:y1="5.25cm" svg:x2="20cm" svg:y2="5.75cm">
          <text:p/>
        </draw:line>
        <draw:line draw:style-name="gr3" draw:text-style-name="P4" draw:layer="layout" svg:x1="23.75cm" svg:y1="9.75cm" svg:x2="19.75cm" svg:y2="9.75cm">
          <text:p/>
        </draw:line>
        <draw:custom-shape draw:style-name="gr11" draw:text-style-name="P9" draw:layer="layout" svg:width="4.25cm" svg:height="0.75cm" svg:x="15.25cm" svg:y="18cm">
          <text:p text:style-name="P2"><text:span text:style-name="T1">main-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24cm" svg:y1="16cm" svg:x2="19.5cm" svg:y2="16.5cm">
          <text:p/>
        </draw:line>
        <draw:line draw:style-name="gr3" draw:text-style-name="P4" draw:layer="layout" svg:x1="23.5cm" svg:y1="20.5cm" svg:x2="19.5cm" svg:y2="18.5cm">
          <text:p/>
        </draw:line>
        <draw:custom-shape draw:style-name="gr45" draw:text-style-name="P6" draw:layer="layout" svg:width="10.3cm" svg:height="4.25cm" svg:x="23.7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5" draw:layer="layout" svg:width="10.701cm" svg:height="4.613cm" svg:x="23.549cm" svg:y="19.887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66.82520808561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4" draw:layer="layout" svg:x1="28cm" svg:y1="21.5cm" svg:x2="19.5cm" svg:y2="21.25cm">
          <text:p/>
        </draw:line>
        <draw:line draw:style-name="gr3" draw:text-style-name="P4" draw:layer="layout" svg:x1="24.25cm" svg:y1="22.75cm" svg:x2="19.5cm" svg:y2="23.25cm">
          <text:p/>
        </draw:line>
      </draw:page>
      <draw:page draw:name="page7" draw:style-name="dp1" draw:master-page-name="Predeterminado">
        <draw:frame draw:style-name="gr47" draw:text-style-name="P4" draw:layer="layout" svg:width="10.499cm" svg:height="4.499cm" svg:x="5.25cm" svg:y="10.751cm">
          <draw:image xlink:href="Pictures/1000000000000151000002A62552A6B469192557.png" xlink:type="simple" xlink:show="embed" xlink:actuate="onLoad" draw:mime-type="image/png">
            <text:p/>
          </draw:image>
        </draw:frame>
        <draw:frame draw:style-name="gr12" draw:text-style-name="P4" draw:layer="layout" svg:width="18.628cm" svg:height="14.685cm" svg:x="18.372cm" svg:y="6.5cm">
          <draw:image xlink:href="Pictures/1000000000000216000001A59EFF5147BD82C4DB.png" xlink:type="simple" xlink:show="embed" xlink:actuate="onLoad" draw:mime-type="image/png">
            <text:p/>
          </draw:image>
        </draw:frame>
      </draw:page>
      <draw:page draw:name="page8" draw:style-name="dp1" draw:master-page-name="Predeterminado">
        <draw:frame draw:style-name="gr12" draw:text-style-name="P4" draw:layer="layout" svg:width="31.882cm" svg:height="6.596cm" svg:x="8.868cm" svg:y="8.904cm">
          <draw:image xlink:href="Pictures/100000000000042C000000DD7FDE0BE4DB92F9A3.png" xlink:type="simple" xlink:show="embed" xlink:actuate="onLoad" draw:mime-type="image/png">
            <text:p/>
          </draw:image>
        </draw:frame>
        <draw:frame draw:style-name="gr48" draw:text-style-name="P4" draw:layer="layout" svg:width="6.6cm" svg:height="1.499cm" svg:x="1.9cm" svg:y="13.25cm">
          <draw:image xlink:href="Pictures/1000000000000154000002A966C3D78B8EE6FAA9.png" xlink:type="simple" xlink:show="embed" xlink:actuate="onLoad" draw:mime-type="image/png">
            <text:p/>
          </draw:image>
        </draw:frame>
        <draw:frame draw:style-name="gr49" draw:text-style-name="P4" draw:layer="layout" svg:width="5.403cm" svg:height="1.5cm" svg:x="2.347cm" svg:y="10cm">
          <draw:image xlink:href="Pictures/1000000000000150000002A53AE9C5EE1E952BCA.png" xlink:type="simple" xlink:show="embed" xlink:actuate="onLoad" draw:mime-type="image/png">
            <text:p/>
          </draw:image>
        </draw:frame>
      </draw:page>
      <draw:page draw:name="page9" draw:style-name="dp1" draw:master-page-name="Predeterminado">
        <draw:frame draw:style-name="gr12" draw:text-style-name="P4" draw:layer="layout" svg:width="24.923cm" svg:height="15.9cm" svg:x="15.5cm" svg:y="6.6cm">
          <draw:image xlink:href="Pictures/10000000000003AE0000025934F4281EC44D13E7.png" xlink:type="simple" xlink:show="embed" xlink:actuate="onLoad" draw:mime-type="image/png">
            <text:p/>
          </draw:image>
        </draw:frame>
        <draw:frame draw:style-name="gr50" draw:text-style-name="P4" draw:layer="layout" svg:width="9.999cm" svg:height="4.749cm" svg:x="4.75cm" svg:y="12.75cm">
          <draw:image xlink:href="Pictures/1000000000000154000002A966C3D78B8EE6FAA9.png" xlink:type="simple" xlink:show="embed" xlink:actuate="onLoad" draw:mime-type="image/png">
            <text:p/>
          </draw:image>
        </draw:frame>
      </draw:page>
      <draw:page draw:name="page10" draw:style-name="dp1" draw:master-page-name="Predeterminado">
        <draw:frame draw:style-name="gr12" draw:text-style-name="P4" draw:layer="layout" svg:width="21.519cm" svg:height="7.87cm" svg:x="18.981cm" svg:y="10.38cm">
          <draw:image xlink:href="Pictures/100000000000022B000000CBE800503A7D7BEEAB.png" xlink:type="simple" xlink:show="embed" xlink:actuate="onLoad" draw:mime-type="image/png">
            <text:p/>
          </draw:image>
        </draw:frame>
        <draw:frame draw:style-name="gr51" draw:text-style-name="P4" draw:layer="layout" svg:width="10.499cm" svg:height="1.749cm" svg:x="7.75cm" svg:y="13.251cm">
          <draw:image xlink:href="Pictures/1000000000000150000002A53AE9C5EE1E952BCA.png" xlink:type="simple" xlink:show="embed" xlink:actuate="onLoad" draw:mime-type="image/png">
            <text:p/>
          </draw:image>
        </draw:frame>
      </draw:page>
      <draw:page draw:name="page11" draw:style-name="dp1" draw:master-page-name="Predeterminado">
        <draw:frame draw:style-name="gr52" draw:text-style-name="P4" draw:layer="layout" svg:width="22.938cm" svg:height="6.499cm" svg:x="14.558cm" svg:y="1.5cm">
          <draw:image xlink:href="Pictures/10000000000003630000017EB7D449A8E821D486.png" xlink:type="simple" xlink:show="embed" xlink:actuate="onLoad" draw:mime-type="image/png">
            <text:p/>
          </draw:image>
        </draw:frame>
        <draw:frame draw:style-name="gr12" draw:text-style-name="P4" draw:layer="layout" svg:width="23cm" svg:height="7.487cm" svg:x="14.5cm" svg:y="8.249cm">
          <draw:image xlink:href="Pictures/10000000000003E00000011B5CF885842CBDDC11.png" xlink:type="simple" xlink:show="embed" xlink:actuate="onLoad" draw:mime-type="image/png">
            <text:p/>
          </draw:image>
        </draw:frame>
        <draw:frame draw:style-name="gr53" draw:text-style-name="P4" draw:layer="layout" svg:width="22.999cm" svg:height="13.308cm" svg:x="14.5cm" svg:y="16cm">
          <draw:image xlink:href="Pictures/1000000000000436000001F7C16AEB0AAC47D2F8.png" xlink:type="simple" xlink:show="embed" xlink:actuate="onLoad" draw:mime-type="image/png">
            <text:p/>
          </draw:image>
        </draw:frame>
        <draw:frame draw:style-name="gr54" draw:text-style-name="P4" draw:layer="layout" svg:width="11.17cm" svg:height="2.249cm" svg:x="2.25cm" svg:y="12.751cm">
          <draw:image xlink:href="Pictures/1000000000000150000002A53AE9C5EE1E952BCA.png" xlink:type="simple" xlink:show="embed" xlink:actuate="onLoad" draw:mime-type="image/png">
            <text:p/>
          </draw:image>
        </draw:frame>
      </draw:page>
      <draw:page draw:name="page12" draw:style-name="dp1" draw:master-page-name="Predeterminado">
        <draw:frame draw:style-name="gr12" draw:text-style-name="P4" draw:layer="layout" svg:width="25.701cm" svg:height="14.225cm" svg:x="14.5cm" svg:y="7.25cm">
          <draw:image xlink:href="Pictures/1000000000000365000001E18392AF3077C1FCD3.png" xlink:type="simple" xlink:show="embed" xlink:actuate="onLoad" draw:mime-type="image/png">
            <text:p/>
          </draw:image>
        </draw:frame>
        <draw:frame draw:style-name="gr55" draw:text-style-name="P4" draw:layer="layout" svg:width="6.249cm" svg:height="10.118cm" svg:x="6.25cm" svg:y="9.25cm">
          <draw:image xlink:href="Pictures/1000000000000150000002A53AE9C5EE1E952BCA.png" xlink:type="simple" xlink:show="embed" xlink:actuate="onLoad" draw:mime-type="image/png">
            <text:p/>
          </draw:image>
        </draw:frame>
      </draw:page>
      <draw:page draw:name="page13" draw:style-name="dp1" draw:master-page-name="Predeterminado">
        <draw:frame draw:style-name="gr12" draw:text-style-name="P4" draw:layer="layout" svg:width="22.75cm" svg:height="14.204cm" svg:x="17.25cm" svg:y="1cm">
          <draw:image xlink:href="Pictures/1000000000000324000001F6E3177D29B63582F5.png" xlink:type="simple" xlink:show="embed" xlink:actuate="onLoad" draw:mime-type="image/png">
            <text:p/>
          </draw:image>
        </draw:frame>
        <draw:frame draw:style-name="gr56" draw:text-style-name="P4" draw:layer="layout" svg:width="22.749cm" svg:height="13.057cm" svg:x="17.25cm" svg:y="15.5cm">
          <draw:image xlink:href="Pictures/1000000000000359000001CDC185DE95451F388E.png" xlink:type="simple" xlink:show="embed" xlink:actuate="onLoad" draw:mime-type="image/png">
            <text:p/>
          </draw:image>
        </draw:frame>
        <draw:frame draw:style-name="gr57" draw:text-style-name="P4" draw:layer="layout" svg:width="11.514cm" svg:height="6cm" svg:x="4.986cm" svg:y="12.75cm">
          <draw:image xlink:href="Pictures/10000201000001100000022B57B803305ED34D8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_32_0_20_Percent" draw:display-name="20 Percent" xlink:href="Pictures/10000000000000080000000887C05127A4C29124.png" xlink:type="simple" xlink:show="embed" xlink:actuate="onLoad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03T22:17:35.921000000</dc:date>
    <meta:editing-duration>PT3H33M8S</meta:editing-duration>
    <meta:editing-cycles>30</meta:editing-cycles>
    <meta:generator>LibreOffice/7.1.2.2$Windows_X86_64 LibreOffice_project/8a45595d069ef5570103caea1b71cc9d82b2aae4</meta:generator>
    <meta:document-statistic meta:object-count="190"/>
  </office:meta>
</office:document-meta>
</file>